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7S8jZrr0zWltTCIwWI6ZPTvgGjdy270kGkT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2:26:54.760322413</meta:creation-date>
    <dc:date>2024-12-01T22:36:08.383978396</dc:date>
    <meta:editing-duration>PT33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